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22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23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2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26" style:family="paragraph" style:parent-style-name="Preformatted_20_Text">
      <style:text-properties fo:font-weight="normal" officeooo:rsid="00330007" officeooo:paragraph-rsid="00330007" style:font-weight-asian="normal" style:font-weight-complex="normal"/>
    </style:style>
    <style:style style:name="P27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28" style:family="paragraph" style:parent-style-name="Preformatted_20_Text">
      <style:text-properties fo:font-weight="normal" officeooo:rsid="00345888" officeooo:paragraph-rsid="003542d5" style:font-weight-asian="normal" style:font-weight-complex="normal"/>
    </style:style>
    <style:style style:name="P29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30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31" style:family="paragraph" style:parent-style-name="Preformatted_20_Text">
      <style:text-properties fo:font-weight="normal" officeooo:rsid="0038a637" officeooo:paragraph-rsid="0038a637" style:font-weight-asian="normal" style:font-weight-complex="normal"/>
    </style:style>
    <style:style style:name="P32" style:family="paragraph" style:parent-style-name="Preformatted_20_Text">
      <style:text-properties fo:font-weight="normal" officeooo:rsid="00416975" officeooo:paragraph-rsid="00416975" style:font-weight-asian="normal" style:font-weight-complex="normal"/>
    </style:style>
    <style:style style:name="P33" style:family="paragraph" style:parent-style-name="Preformatted_20_Text">
      <style:text-properties fo:font-weight="normal" officeooo:rsid="004685da" officeooo:paragraph-rsid="004685da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43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4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5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34">make a variable called userInputArr, that splits it on " ".</text:p>
      <text:p text:style-name="P16"/>
      <text:p text:style-name="P43">First I remove all spaces from the string</text:p>
      <text:p text:style-name="P43">then,</text:p>
      <text:p text:style-name="P43">for each element in the string, I want to check first if it can be a number<text:span text:style-name="T6"> or a "."</text:span>.</text:p>
      <text:p text:style-name="P35">if not, I want to check if it is an existing operator. If that is the case I will <text:span text:style-name="T8">push</text:span> everything before that and add it to "userInputArray"<text:span text:style-name="T5">,</text:span></text:p>
      <text:p text:style-name="P36">and then take the current value, and shift that as a next array item.</text:p>
      <text:p text:style-name="P36"/>
      <text:p text:style-name="P37">if value is a number, concat it to currentElement</text:p>
      <text:p text:style-name="P37"/>
      <text:p text:style-name="P37">If value is an operator, push currentElement to inputArray</text:p>
      <text:p text:style-name="P37">then push the <text:span text:style-name="T9">operatorObject array index</text:span> to inputArray</text:p>
      <text:p text:style-name="P37">if an error returns, alert<text:span text:style-name="T7">:</text:span> value ... is invalid. I am vewwy sowwy (◞‸ ◟)💧</text:p>
      <text:p text:style-name="P16"/>
      <text:p text:style-name="P38">when an item is an operator, log the array index</text:p>
      <text:p text:style-name="P16"/>
      <text:p text:style-name="P14"><text:span text:style-name="T10">instead of saving an operator, save the array index of that operator.</text:span><text:span text:style-name="T11"> </text:span></text:p>
      <text:p text:style-name="P14"/>
      <text:p text:style-name="P44">make it possible to<text:span text:style-name="T17"> check</text:span> whether a symbol is a operator, by <text:span text:style-name="T17">evaluating </text:span>the current, previous and next symbol.</text:p>
      <text:p text:style-name="P44"/>
      <text:p text:style-name="P45">// check of the value if it is a number.</text:p>
      <text:p text:style-name="P45">// then check if it is an operator<text:span text:style-name="T19">, using the previous and next value to evaluate that</text:span></text:p>
      <text:p text:style-name="P45">// if it then is not an operator, it might still be a number, because it is a negative number.</text:p>
      <text:p text:style-name="P45">// if none of these, give a console.log</text:p>
      <text:p text:style-name="P30"/>
      <text:p text:style-name="P30"/>
      <text:p text:style-name="P39">make a separate function called "concatNumber", and remove the function from makeInputArray<text:span text:style-name="T16">, so it can be called separately</text:span></text:p>
      <text:p text:style-name="P39"/>
      <text:p text:style-name="P40">add it as an if else to the makeInputArray, <text:span text:style-name="T18">after checking if it is an operator, </text:span>if the symbol is -</text:p>
      <text:p text:style-name="P41"/>
      <text:p text:style-name="P42">edit function<text:span text:style-name="T20"> evaluate</text:span>StringSymbols to <text:span text:style-name="T15">give 3 values</text:span></text:p>
      <text:p text:style-name="P27"/>
      <text:p text:style-name="P39">send 3 variables to makeInputArray</text:p>
      <text:p text:style-name="P29"/>
      <text:p text:style-name="P39">send 3 variables to numberOrOperator</text:p>
      <text:p text:style-name="P29"/>
      <text:p text:style-name="P33">make numberOrOperator work with numbers</text:p>
      <text:p text:style-name="P29"/>
      <text:p text:style-name="P32">make a separate function where each operator is individually checked</text:p>
      <text:p text:style-name="P29"/>
      <text:p text:style-name="P29"/>
      <text:p text:style-name="P31"><text:soft-page-break/>make a function called checkForOperator. in this function all operator signs are written. If it matches with any of those, check the other 2 variables to double check if it is right.</text:p>
      <text:p text:style-name="P31"/>
      <text:p text:style-name="P31"/>
      <text:p text:style-name="P29"/>
      <text:p text:style-name="P29"/>
      <text:p text:style-name="P28">think about every operator, and how you can determine if it is an operator, or if it is also used for something else</text:p>
      <text:p text:style-name="P14"/>
      <text:p text:style-name="P26">make it so that there are 3 variable accessible within numberOrOperator,</text:p>
      <text:p text:style-name="P26">previousValue, value, nextValue</text:p>
      <text:p text:style-name="P14"/>
      <text:p text:style-name="P14"/>
      <text:p text:style-name="P14"/>
      <text:p text:style-name="P24">make a function called checkoperator, which gets 3 variables. the current symbol, the previous symbol, and the next symbol.</text:p>
      <text:p text:style-name="P26">with that it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<text:span text:style-name="T12">:</text:span></text:p>
      <text:p text:style-name="P22"><text:tab/>for each array item, check if it is an object. if true:</text:p>
      <text:p text:style-name="P22"><text:tab/><text:tab/>* check <text:span text:style-name="T13">if the operator precedence is 1.</text:span></text:p>
      <text:p text:style-name="P23"><text:tab/><text:tab/>If this is the case, run the operate function<text:span text:style-name="T14">.</text:span></text:p>
      <text:p text:style-name="P24"><text:tab/><text:tab/><text:tab/>for each operator, there will be a different function.</text:p>
      <text:p text:style-name="P24"/>
      <text:p text:style-name="P24">If you add a new operator you need to do the following things:</text:p>
      <text:p text:style-name="P24">give id, symbol(s) and precedence in the operatorObject</text:p>
      <text:p text:style-name="P24"/>
      <text:p text:style-name="P17"/>
      <text:p text:style-name="P17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7:59:29.408742636</dc:date>
    <meta:editing-duration>PT11H47M17S</meta:editing-duration>
    <meta:editing-cycles>43</meta:editing-cycles>
    <meta:generator>LibreOffice/7.3.7.2$Linux_X86_64 LibreOffice_project/30$Build-2</meta:generator>
    <meta:document-statistic meta:table-count="0" meta:image-count="0" meta:object-count="0" meta:page-count="6" meta:paragraph-count="116" meta:word-count="1123" meta:character-count="6198" meta:non-whitespace-character-count="5141"/>
  </office:meta>
</office:document-meta>
</file>